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b11a" officeooo:paragraph-rsid="000ab1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wfwe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2T17:11:02.830335747</meta:creation-date>
    <dc:date>2021-07-12T17:11:24.068910873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6.0.7.3$Linux_X86_64 LibreOffice_project/00m0$Build-3</meta:generator>
  </office:meta>
</office:document-meta>
</file>